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2.104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TelemetrEZ IO</text:p>
          </table:table-cell>
          <table:table-cell table:number-columns-repeated="4"/>
        </table:table-row>
        <table:table-row table:style-name="ro2" table:number-rows-repeated="3">
          <table:table-cell table:number-columns-repeated="5"/>
        </table:table-row>
        <table:table-row table:style-name="ro3">
          <table:table-cell table:style-name="ce2" office:value-type="string">
            <text:p>Pin Number</text:p>
          </table:table-cell>
          <table:table-cell table:style-name="ce2" office:value-type="string">
            <text:p>Pin Name</text:p>
          </table:table-cell>
          <table:table-cell table:style-name="ce2" office:value-type="string">
            <text:p>TelemetrEZ mark</text:p>
          </table:table-cell>
          <table:table-cell table:style-name="ce2" office:value-type="string">
            <text:p>Functio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6</text:p>
          </table:table-cell>
          <table:table-cell office:value-type="string">
            <text:p>IO1</text:p>
          </table:table-cell>
          <table:table-cell office:value-type="string">
            <text:p>20ms Toggle output</text:p>
          </table:table-cell>
          <table:table-cell office:value-type="string">
            <text:p>Debug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5</text:p>
          </table:table-cell>
          <table:table-cell office:value-type="string">
            <text:p>IO2</text:p>
          </table:table-cell>
          <table:table-cell office:value-type="string">
            <text:p>Main Function Toggle output</text:p>
          </table:table-cell>
          <table:table-cell office:value-type="string">
            <text:p>Debug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A4</text:p>
          </table:table-cell>
          <table:table-cell office:value-type="string">
            <text:p>IO3</text:p>
          </table:table-cell>
          <table:table-cell office:value-type="string">
            <text:p>Goes high after PPM signal lost</text:p>
          </table:table-cell>
          <table:table-cell office:value-type="string">
            <text:p>Debug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A3</text:p>
          </table:table-cell>
          <table:table-cell office:value-type="string">
            <text:p>IO4</text:p>
          </table:table-cell>
          <table:table-cell office:value-type="string">
            <text:p>I2C data</text:p>
          </table:table-cell>
          <table:table-cell office:value-type="string">
            <text:p>Serial EEPROM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A2</text:p>
          </table:table-cell>
          <table:table-cell office:value-type="string">
            <text:p>IO5</text:p>
          </table:table-cell>
          <table:table-cell office:value-type="string">
            <text:p>I2C Clock</text:p>
          </table:table-cell>
          <table:table-cell office:value-type="string">
            <text:p>Serial EEPROM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A1</text:p>
          </table:table-cell>
          <table:table-cell/>
          <table:table-cell office:value-type="string">
            <text:p>AIL Switch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0</text:p>
          </table:table-cell>
          <table:table-cell/>
          <table:table-cell office:value-type="string">
            <text:p>THR Switch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Gnd</text:p>
          </table:table-cell>
          <table:table-cell/>
          <table:table-cell office:value-type="string">
            <text:p>Gnd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Vcc</text:p>
          </table:table-cell>
          <table:table-cell/>
          <table:table-cell office:value-type="string">
            <text:p>Vcc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C5</text:p>
          </table:table-cell>
          <table:table-cell office:value-type="string">
            <text:p>IO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C4</text:p>
          </table:table-cell>
          <table:table-cell office:value-type="string">
            <text:p>IO11</text:p>
          </table:table-cell>
          <table:table-cell office:value-type="string">
            <text:p>Rotary Encoder Switch</text:p>
          </table:table-cell>
          <table:table-cell office:value-type="string">
            <text:p>Rotary Encoder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Reset</text:p>
          </table:table-cell>
          <table:table-cell/>
          <table:table-cell office:value-type="string">
            <text:p>Reset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C2</text:p>
          </table:table-cell>
          <table:table-cell office:value-type="string">
            <text:p>IO13</text:p>
          </table:table-cell>
          <table:table-cell office:value-type="string">
            <text:p>Rotary Encoder B</text:p>
          </table:table-cell>
          <table:table-cell office:value-type="string">
            <text:p>Rotary Encoder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C1</text:p>
          </table:table-cell>
          <table:table-cell/>
          <table:table-cell office:value-type="string">
            <text:p>PPM_in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C0</text:p>
          </table:table-cell>
          <table:table-cell office:value-type="string">
            <text:p>IO15</text:p>
          </table:table-cell>
          <table:table-cell office:value-type="string">
            <text:p>Rotary Encoder A</text:p>
          </table:table-cell>
          <table:table-cell office:value-type="string">
            <text:p>Rotary Encoder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PB3</text:p>
          </table:table-cell>
          <table:table-cell office:value-type="string">
            <text:p>IO16</text:p>
          </table:table-cell>
          <table:table-cell office:value-type="string">
            <text:p>Bluetooth</text:p>
          </table:table-cell>
          <table:table-cell office:value-type="string">
            <text:p>Bluetooth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PB2</text:p>
          </table:table-cell>
          <table:table-cell/>
          <table:table-cell office:value-type="string">
            <text:p>TX1</text:p>
          </table:table-cell>
          <table:table-cell office:value-type="string">
            <text:p>Frsky Sid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B1</text:p>
          </table:table-cell>
          <table:table-cell/>
          <table:table-cell office:value-type="string">
            <text:p>RX1</text:p>
          </table:table-cell>
          <table:table-cell office:value-type="string">
            <text:p>Frsky Side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B0</text:p>
          </table:table-cell>
          <table:table-cell/>
          <table:table-cell office:value-type="string">
            <text:p>TX0</text:p>
          </table:table-cell>
          <table:table-cell office:value-type="string">
            <text:p>9x Side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A7</text:p>
          </table:table-cell>
          <table:table-cell/>
          <table:table-cell office:value-type="string">
            <text:p>RX0</text:p>
          </table:table-cell>
          <table:table-cell office:value-type="string">
            <text:p>9x Side</text:p>
          </table:table-cell>
        </table:table-row>
        <table:table-row table:style-name="ro2" table:number-rows-repeated="104855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10:29:29</meta:creation-date>
    <dc:date>2012-10-15T10:41:45</dc:date>
    <meta:editing-duration>PT2M47S</meta:editing-duration>
    <meta:editing-cycles>3</meta:editing-cycles>
    <meta:generator>LibreOffice/3.5$Linux_X86_64 LibreOffice_project/350m1$Build-2</meta:generator>
    <meta:document-statistic meta:table-count="3" meta:cell-count="87" meta:object-count="0"/>
  </office:meta>
</office:document-meta>
</file>